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034235" officeooo:paragraph-rsid="00034235"/>
    </style:style>
    <style:style style:name="P2" style:family="paragraph" style:parent-style-name="Standard">
      <style:paragraph-properties fo:text-align="start" style:justify-single-word="false"/>
      <style:text-properties officeooo:rsid="00034235" officeooo:paragraph-rsid="00034235"/>
    </style:style>
    <style:style style:name="P3" style:family="paragraph" style:parent-style-name="Standard">
      <style:paragraph-properties fo:text-align="start" style:justify-single-word="false"/>
      <style:text-properties fo:font-weight="bold" officeooo:rsid="00034235" officeooo:paragraph-rsid="00034235" style:font-weight-asian="bold" style:font-weight-complex="bold"/>
    </style:style>
    <style:style style:name="P4" style:family="paragraph" style:parent-style-name="Standard">
      <style:paragraph-properties fo:text-align="center" style:justify-single-word="false"/>
      <style:text-properties fo:font-weight="bold" officeooo:rsid="00034235" officeooo:paragraph-rsid="00034235" style:font-weight-asian="bold" style:font-weight-complex="bold"/>
    </style:style>
    <style:style style:name="P5" style:family="paragraph" style:parent-style-name="Standard">
      <style:paragraph-properties fo:text-align="start" style:justify-single-word="false"/>
      <style:text-properties fo:font-weight="normal" officeooo:rsid="00034235" officeooo:paragraph-rsid="00034235" style:font-weight-asian="normal" style:font-weight-complex="normal"/>
    </style:style>
    <style:style style:name="P6" style:family="paragraph" style:parent-style-name="Standard">
      <style:paragraph-properties fo:text-align="start" style:justify-single-word="false"/>
      <style:text-properties fo:font-weight="bold" officeooo:rsid="00034235" officeooo:paragraph-rsid="00034235" style:font-weight-asian="bold" style:font-weight-complex="bold"/>
    </style:style>
    <style:style style:name="P7" style:family="paragraph" style:parent-style-name="Standard">
      <style:paragraph-properties fo:text-align="start" style:justify-single-word="false"/>
      <style:text-properties fo:font-weight="bold" officeooo:rsid="00067b87" officeooo:paragraph-rsid="00067b87" style:font-weight-asian="bold" style:font-weight-complex="bold"/>
    </style:style>
    <style:style style:name="P8" style:family="paragraph" style:parent-style-name="Standard">
      <style:text-properties officeooo:paragraph-rsid="0007ffde"/>
    </style:style>
    <style:style style:name="P9" style:family="paragraph" style:parent-style-name="Standard">
      <style:text-properties style:text-underline-style="none"/>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normal" officeooo:rsid="00067b87" style:font-weight-asian="normal" style:font-weight-complex="normal"/>
    </style:style>
    <style:style style:name="T4" style:family="text">
      <style:text-properties style:text-underline-style="solid" style:text-underline-width="auto" style:text-underline-color="font-color" fo:font-weight="normal" officeooo:rsid="000b6c09" style:font-weight-asian="normal" style:font-weight-complex="normal"/>
    </style:style>
    <style:style style:name="T5" style:family="text">
      <style:text-properties style:text-underline-style="solid" style:text-underline-width="auto" style:text-underline-color="font-color" officeooo:rsid="00067b87"/>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067b87" style:font-weight-asian="normal" style:font-weight-complex="normal"/>
    </style:style>
    <style:style style:name="T9" style:family="text">
      <style:text-properties style:text-underline-style="none" fo:font-weight="normal" officeooo:rsid="000b6c09" style:font-weight-asian="normal" style:font-weight-complex="normal"/>
    </style:style>
    <style:style style:name="T10" style:family="text">
      <style:text-properties style:text-underline-style="none" officeooo:rsid="00067b87"/>
    </style:style>
    <style:style style:name="T11" style:family="text">
      <style:text-properties fo:font-style="italic" officeooo:rsid="0007ffde" style:font-style-asian="italic" style:font-style-complex="italic"/>
    </style:style>
    <style:style style:name="T12" style:family="text">
      <style:text-properties fo:font-style="normal" officeooo:rsid="0007ffde" style:font-style-asian="normal" style:font-style-complex="normal"/>
    </style:style>
    <style:style style:name="T13" style:family="text">
      <style:text-properties fo:font-style="normal" officeooo:rsid="00097692" style:font-style-asian="normal" style:font-style-complex="normal"/>
    </style:style>
    <style:style style:name="T14" style:family="text">
      <style:text-properties fo:font-style="normal" style:text-underline-style="none" officeooo:rsid="00067b87" style:font-style-asian="normal" style:font-style-complex="normal"/>
    </style:style>
    <style:style style:name="T15" style:family="text">
      <style:text-properties fo:font-style="normal" style:text-underline-style="none" officeooo:rsid="0007ffde" style:font-style-asian="normal" style:font-style-complex="normal"/>
    </style:style>
    <style:style style:name="T16" style:family="text">
      <style:text-properties fo:font-style="normal" style:text-underline-style="solid" style:text-underline-width="auto" style:text-underline-color="font-color" officeooo:rsid="00067b87" style:font-style-asian="normal" style:font-style-complex="normal"/>
    </style:style>
    <style:style style:name="T17" style:family="text">
      <style:text-properties fo:font-style="normal" style:text-underline-style="solid" style:text-underline-width="auto" style:text-underline-color="font-color" officeooo:rsid="0007ffde" style:font-style-asian="normal" style:font-style-complex="normal"/>
    </style:style>
    <style:style style:name="T18" style:family="text">
      <style:text-properties fo:font-style="normal" style:text-underline-style="solid" style:text-underline-width="auto" style:text-underline-color="font-color" officeooo:rsid="00097692"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Cowdrey</text:p>
      <text:p text:style-name="P1">Zach Motsinger</text:p>
      <text:p text:style-name="P1">Philip Read</text:p>
      <text:p text:style-name="P1"/>
      <text:p text:style-name="P4">Project Report 1</text:p>
      <text:p text:style-name="P2"/>
      <text:p text:style-name="P3">INTRODUCTION</text:p>
      <text:p text:style-name="P5"><text:tab/>We are making a Dungeons and Dragons(D&amp;D) based mini-world that can be used to simulate a D&amp;D game. The world will contain characters, places, quests, and items. The player(s) will be able to interact with other players, travel to places, accept or decline quests, store the quests in a journal, pickup or drop items from inventory, and finally, access a detailed record of stats and abilities of the player's character.</text:p>
      <text:p text:style-name="P3"/>
      <text:p text:style-name="P3">REQUIREMENTS ANALYSIS</text:p>
      <text:p text:style-name="P3"><text:tab/><text:span text:style-name="T1">To create this mini-world we will need to implement a database that has a table for each set of characters, places, quests, and items. The tables will need to able to accept new values and delete values. In addition, we will need to compare tables for ownership and set triggers for specific table contents. For instance, if the stats of a player reaches a certain number, then it should add an ability to the character's ability list.</text:span></text:p>
      <text:p text:style-name="P3"/>
      <text:p text:style-name="P3">CONCEPTUAL DESIGN</text:p>
      <text:p text:style-name="P3"><text:tab/><text:span text:style-name="T1">SEE ATTACHED IMAGE FOR ER DIAGRAM.</text:span></text:p>
      <text:p text:style-name="P3"/>
      <text:p text:style-name="P7">LOGICAL DESIGN</text:p>
      <text:p text:style-name="P7"><text:tab/><text:span text:style-name="T1">Player(</text:span><text:span text:style-name="T2">UserName</text:span><text:span text:style-name="T7">, Password)</text:span></text:p>
      <text:p text:style-name="P7"><text:span text:style-name="T7"><text:tab/>Player_Character(</text:span><text:span text:style-name="T2">UserName</text:span><text:span text:style-name="T7">, Current_Quest, </text:span><text:span text:style-name="T2">Char_ID</text:span><text:span text:style-name="T7">)</text:span></text:p>
      <text:p text:style-name="P7"><text:span text:style-name="T7"><text:tab/></text:span><text:span text:style-name="T9">Quest(</text:span><text:span text:style-name="T4">Quest_ID</text:span><text:span text:style-name="T9">, Loc_IDs, Item_IDs, Details, Char_IDs)</text:span></text:p>
      <text:p text:style-name="Standard"><text:span text:style-name="T8"><text:tab/>Stats(</text:span><text:span text:style-name="T3">Char_ID</text:span><text:span text:style-name="T10">, STR, DEX, CON, INT, WIS, CHA, LCK)</text:span></text:p>
      <text:p text:style-name="Standard"><text:span text:style-name="T10"><text:tab/>Items(</text:span><text:span text:style-name="T5">Item_ID</text:span><text:span text:style-name="T10">, Name, Ability, Cost, Weight, Type)</text:span></text:p>
      <text:p text:style-name="Standard"><text:span text:style-name="T10"><text:tab/>Character(</text:span><text:span text:style-name="T5">Char_ID</text:span><text:span text:style-name="T10">, Name, Gender, Race, Class, Alignment, Location, Level)</text:span></text:p>
      <text:p text:style-name="Standard"><text:span text:style-name="T10"><text:tab/>CharacterHas(</text:span><text:span text:style-name="T16">Char_ID</text:span><text:span text:style-name="T14">, </text:span><text:span text:style-name="T16">Item_ID</text:span><text:span text:style-name="T14">, Quantity)</text:span></text:p>
      <text:p text:style-name="P8"><text:span text:style-name="T14"><text:tab/>Location(</text:span><text:span text:style-name="T17">Loc_ID</text:span><text:span text:style-name="T14">, Name, </text:span><text:span text:style-name="T15">X-Coordinates, Y-Coordinates</text:span><text:span text:style-name="T14">)</text:span></text:p>
      <text:p text:style-name="Standard"><text:span text:style-name="T15"><text:tab/>Region(</text:span><text:span text:style-name="T17">Loc_ID</text:span><text:span text:style-name="T15">, </text:span><text:span text:style-name="T17">Region_ID</text:span><text:span text:style-name="T15">)</text:span></text:p>
      <text:p text:style-name="Standard"><text:span text:style-name="T15"><text:tab/>City(</text:span><text:span text:style-name="T17">Region_ID</text:span><text:span text:style-name="T15">)</text:span></text:p>
      <text:p text:style-name="Standard"><text:span text:style-name="T15"><text:tab/>Locale(</text:span><text:span text:style-name="T17">Locale_ID</text:span><text:span text:style-name="T15">, </text:span><text:span text:style-name="T17">Region_ID</text:span><text:span text:style-name="T15">)</text:span></text:p>
      <text:p text:style-name="P9"><text:span text:style-name="T12"><text:tab/>Dungeon(</text:span><text:span text:style-name="T17">Locale_ID</text:span><text:span text:style-name="T11">)</text:span></text:p>
      <text:p text:style-name="P9"><text:span text:style-name="T11"><text:tab/></text:span><text:span text:style-name="T12">Rooms(</text:span><text:span text:style-name="T18">Room_ID</text:span><text:span text:style-name="T13">, </text:span><text:span text:style-name="T18">Locale_ID</text:span><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11:08:01.579071650</meta:creation-date>
    <dc:date>2014-10-02T17:26:41.783769251</dc:date>
    <meta:editing-duration>PT1H15M37S</meta:editing-duration>
    <meta:editing-cycles>3</meta:editing-cycles>
    <meta:generator>LibreOffice/4.2.6.3$Linux_X86_64 LibreOffice_project/420$Build-3</meta:generator>
    <meta:document-statistic meta:table-count="0" meta:image-count="0" meta:object-count="0" meta:page-count="1" meta:paragraph-count="24" meta:word-count="216" meta:character-count="1526" meta:non-whitespace-character-count="1318"/>
  </office:meta>
</office:document-meta>
</file>